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arial" svg:font-family="arial" style:font-adornments="Gras" style:font-family-generic="swiss"/>
    <style:font-face style:name="arial1" svg:font-family="arial" style:font-adornments="Normal" style:font-family-generic="swiss"/>
  </office:font-face-decls>
  <office:automatic-styles>
    <style:style style:name="P1" style:family="paragraph" style:parent-style-name="Text_20_body">
      <style:text-properties officeooo:rsid="00140775" officeooo:paragraph-rsid="00140775"/>
    </style:style>
    <style:style style:name="P2" style:family="paragraph" style:parent-style-name="Title">
      <style:text-properties officeooo:rsid="005937c5" officeooo:paragraph-rsid="005937c5"/>
    </style:style>
    <style:style style:name="P3" style:family="paragraph" style:parent-style-name="Définition">
      <style:text-properties officeooo:rsid="00595b03" officeooo:paragraph-rsid="00595b03"/>
    </style:style>
    <style:style style:name="P4" style:family="paragraph" style:parent-style-name="Text_20_body">
      <style:text-properties officeooo:rsid="005a6467" officeooo:paragraph-rsid="005a6467"/>
    </style:style>
    <style:style style:name="P5" style:family="paragraph" style:parent-style-name="Text_20_body">
      <style:text-properties officeooo:paragraph-rsid="005b2681"/>
    </style:style>
    <style:style style:name="P6" style:family="paragraph" style:parent-style-name="Définition">
      <style:text-properties officeooo:rsid="00595b03" officeooo:paragraph-rsid="00595b03"/>
    </style:style>
    <style:style style:name="P7" style:family="paragraph" style:parent-style-name="Heading_20_1">
      <style:text-properties officeooo:rsid="0042f276" officeooo:paragraph-rsid="0042f276"/>
    </style:style>
    <style:style style:name="P8" style:family="paragraph" style:parent-style-name="Heading_20_1">
      <style:text-properties officeooo:rsid="005937c5" officeooo:paragraph-rsid="005937c5"/>
    </style:style>
    <style:style style:name="P9" style:family="paragraph" style:parent-style-name="Heading_20_2">
      <style:text-properties officeooo:rsid="00595b03" officeooo:paragraph-rsid="00595b03"/>
    </style:style>
    <style:style style:name="P10" style:family="paragraph" style:parent-style-name="Heading_20_2" style:list-style-name="Numbering_20_123">
      <style:text-properties officeooo:rsid="00493398" officeooo:paragraph-rsid="00595b03"/>
    </style:style>
    <style:style style:name="P11" style:family="paragraph" style:parent-style-name="Heading_20_2">
      <style:text-properties officeooo:paragraph-rsid="0061b307"/>
    </style:style>
    <style:style style:name="P12" style:family="paragraph" style:parent-style-name="Text_20_body">
      <style:text-properties officeooo:rsid="005b2681" officeooo:paragraph-rsid="005b2681"/>
    </style:style>
    <style:style style:name="P13" style:family="paragraph" style:parent-style-name="Text_20_body">
      <style:text-properties officeooo:rsid="005fc5c7" officeooo:paragraph-rsid="005fc5c7"/>
    </style:style>
    <style:style style:name="P14" style:family="paragraph" style:parent-style-name="Text_20_body">
      <style:text-properties officeooo:rsid="0061b307" officeooo:paragraph-rsid="0061b307"/>
    </style:style>
    <style:style style:name="P15" style:family="paragraph">
      <loext:graphic-properties draw:fill-color="#000000"/>
      <style:paragraph-properties fo:text-align="center"/>
    </style:style>
    <style:style style:name="T1" style:family="text">
      <style:text-properties officeooo:rsid="005937c5"/>
    </style:style>
    <style:style style:name="T2" style:family="text">
      <style:text-properties officeooo:rsid="00595b03"/>
    </style:style>
    <style:style style:name="T3" style:family="text">
      <style:text-properties officeooo:rsid="005a6467"/>
    </style:style>
    <style:style style:name="T4" style:family="text">
      <style:text-properties officeooo:rsid="005b2681"/>
    </style:style>
    <style:style style:name="T5" style:family="text">
      <style:text-properties fo:font-style="italic" style:font-style-asian="italic" style:font-style-complex="italic"/>
    </style:style>
    <style:style style:name="T6" style:family="text">
      <style:text-properties officeooo:rsid="005ebb2c"/>
    </style:style>
    <style:style style:name="T7" style:family="text">
      <style:text-properties fo:color="#263b46" loext:opacity="100%" style:font-name="arial1" officeooo:rsid="005ebb2c"/>
    </style:style>
    <style:style style:name="T8" style:family="text">
      <style:text-properties fo:color="#263b46" loext:opacity="100%" style:font-name="arial1" officeooo:rsid="005fc5c7"/>
    </style:style>
    <style:style style:name="T9" style:family="text">
      <style:text-properties fo:color="#263b46" loext:opacity="100%" style:font-name="arial1" officeooo:rsid="00638b00"/>
    </style:style>
    <style:style style:name="T10" style:family="text">
      <style:text-properties officeooo:rsid="005fc5c7"/>
    </style:style>
    <style:style style:name="T11" style:family="text">
      <style:text-properties officeooo:rsid="006257c6"/>
    </style:style>
    <style:style style:name="T12" style:family="text">
      <style:text-properties officeooo:rsid="00638b00"/>
    </style:style>
    <style:style style:name="T13" style:family="text">
      <style:text-properties fo:color="#77021d" loext:opacity="100%" style:font-name="arial1" style:text-underline-style="solid" style:text-underline-width="auto" style:text-underline-color="font-color" fo:font-weight="bold"/>
    </style:style>
    <style:style style:name="gr1" style:family="graphic">
      <style:graphic-properties svg:stroke-color="#000000" draw:fill-color="#000000" draw:textarea-horizontal-align="center" draw:textarea-vertical-align="middle"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BLÈME D’ACTIVATION DE CAPTEURS <text:s/>POUR SURVEILLANCE DE ZONES</text:p>
      <text:p text:style-name="P1"><draw:line text:anchor-type="char" draw:z-index="0" draw:name="Ligne 1" draw:style-name="gr1" draw:text-style-name="P15" svg:x1="1.289cm" svg:y1="0.254cm" svg:x2="15.709cm" svg:y2="0.231cm"><text:p/></draw:line></text:p>
      <text:h text:style-name="P7" text:outline-level="1">Con<text:span text:style-name="T1">struction des heuristiques</text:span></text:h>
      <text:h text:style-name="Heading_20_2" text:outline-level="2">Explication des méthodes is_<text:span text:style-name="T5">valide()</text:span> et <text:span text:style-name="T5">is_elementaire()</text:span></text:h>
      <text:p text:style-name="Text_20_body">Tout d’abord, <text:span text:style-name="T10">on va vous présenter deux méthodes utilisées dans toutes nos heuristiques.</text:span></text:p>
      <text:p text:style-name="P13">Is_valide()</text:p>
      <text:p text:style-name="P13">is_elementaire()</text:p>
      <text:h text:style-name="P11" text:outline-level="2"><text:span text:style-name="T2">Glouton</text:span></text:h>
      <text:p text:style-name="Text_20_body"><text:span text:style-name="T6"><text:tab/>La </text:span><text:span text:style-name="T7">méthod</text:span>e generer_combinaison_solution<text:span text:style-name="T6">(), va boucler dans un premier temps sur le nombre de zones appelons la variable i, ce qui va permettre par la suite de générer toutes les combinaisons possibles gr</text:span><text:span text:style-name="T7">âce à la métho</text:span>de itertools.combinations<text:span text:style-name="T6">(). En effet, la méthode itertools.combinations() va générer toutes les combinaisons à i éléments parmi l’ensemble des capteurs contenu dans le fichier sans les combinaisons qui sont en double comme par exemple 1,2 et 2,1. </text:span><text:span text:style-name="T10">On noucle donc sur chacune de ces combinaisons et on test si la combinaison est valide dans un premier temps et ensuite on test si elle est élémentaire dans un second temps pour éviter de l’exécution de code inutile. Si la combinaison est valide et élémentaire alors on l’ajoute a tableau que l’on retourne à la fin de la méthode. Nous avons également ajouté un timer à cette méthode dans le but de l’arr</text:span><text:span text:style-name="T8">êter dans le cas où les fichiers de données sont trop grand / volumineux / long / lourd.</text:span></text:p>
      <text:h text:style-name="P9" text:outline-level="2">Récursion avec une liste tabou</text:h>
      <text:p text:style-name="P3">Classique</text:p>
      <text:p text:style-name="P3">Tri croissant du nombre de zones couvertes par les capteurs</text:p>
      <text:p text:style-name="P14">Cette heuristiques consiste dans un premier temps à trier l’ensemble des capteurs par ord<text:span text:style-name="T11">r</text:span>e croissant du nombre de zones qu’ils couvrent. <text:span text:style-name="T11">Puis, </text:span><text:span text:style-name="T12">on utilise la m</text:span><text:span text:style-name="T9">ême méthode que dans la section ci-dessus mais avec des capteurs triés dans l’ordre croissant.</text:span></text:p>
      <text:p text:style-name="P3">Tri décroissant du nombre de zones couvertes par les capteurs</text:p>
      <text:p text:style-name="Text_20_body">Cette méthode est la même <text:span text:style-name="T12">que la précédente à l’exception que l’on tri les capteurs par ordre décroissant de nombre de zone.</text:span></text:p>
      <text:list xml:id="list1046085612" text:style-name="Numbering_20_123">
        <text:list-item>
          <text:list>
            <text:list-header>
              <text:h text:style-name="P10" text:outline-level="2"><text:soft-page-break/></text:h>
            </text:list-header>
          </text:list>
        </text:list-item>
      </text:list>
      <text:h text:style-name="P8" text:outline-level="1">Solutions obtenu<text:span text:style-name="T3">e</text:span>s</text:h>
      <text:p text:style-name="P4">Nb max fonction objectives / optimum obtenu</text:p>
      <text:p text:style-name="P4">nombre de configurations élémentaires</text:p>
      <text:p text:style-name="P4">tps d’execution ? </text:p>
      <text:h text:style-name="P8" text:outline-level="1">Analyse des résultats</text:h>
      <text:p text:style-name="Text_20_body"/>
      <text:p text:style-name="P12">Quand n tend vers 1</text:p>
      <text:p text:style-name="P5">Quand n <text:span text:style-name="T4">tend vers +infini</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arial" svg:font-family="arial" style:font-adornments="Gras" style:font-family-generic="swiss"/>
    <style:font-face style:name="arial1" svg:font-family="arial" style:font-adornments="Norm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1cm" fo:margin-right="0cm" fo:margin-top="0cm" fo:margin-bottom="0.247cm" style:contextual-spacing="false" fo:line-height="115%" fo:text-indent="0cm" style:auto-text-indent="false"/>
      <style:text-properties fo:color="#263b46" loext:opacity="100%" style:font-name="arial1" fo:font-family="arial" style:font-style-name="Normal" style:font-family-generic="swis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color="#77021d" loext:opacity="100%" style:font-name="arial" fo:font-family="arial" style:font-style-name="Gras" style:font-family-generic="swiss" fo:font-size="22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color="#bc632e" loext:opacity="100%" style:font-name="arial" fo:font-family="arial" style:font-style-name="Gras" style:font-family-generic="swiss" fo:font-size="18pt" style:text-underline-style="solid" style:text-underline-type="double" style:text-underline-width="auto" style:text-underline-color="font-colo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margin-top="0.353cm" fo:margin-bottom="0.212cm" style:contextual-spacing="false" fo:text-indent="0cm" style:auto-text-indent="false" text:number-lines="false" text:line-number="1"/>
      <style:text-properties fo:color="#d89839" loext:opacity="100%" style:font-name="arial" fo:font-family="arial" style:font-style-name="Gras" style:font-family-generic="swiss" fo:font-size="14pt" style:text-underline-style="solid" style:text-underline-width="auto" style:text-underline-color="font-color" fo:font-weight="normal" style:font-size-asian="16pt" style:font-weight-asian="bold" style:font-size-complex="16pt" style:font-weight-complex="bold"/>
    </style:style>
    <style:style style:name="Table_20_Contents" style:display-name="Table Contents" style:family="paragraph" style:parent-style-name="Standard" style:class="extra" style:master-page-name="">
      <style:paragraph-properties fo:margin-top="0.101cm" fo:margin-bottom="0.101cm" style:contextual-spacing="false" fo:text-align="center" style:justify-single-word="false" fo:orphans="0" fo:widows="0" style:page-number="auto" text:number-lines="false" text:line-number="0">
        <style:tab-stops/>
      </style:paragraph-properties>
      <style:text-properties fo:color="#263b46" loext:opacity="100%" style:font-name="arial1" fo:font-family="arial" style:font-style-name="Normal" style:font-family-generic="swis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dre" style:family="paragraph" style:parent-style-name="Text_20_body">
      <style:paragraph-properties fo:padding="0.349cm" fo:border="0.06pt solid #263b46"/>
      <style:text-properties officeooo:rsid="0017c5a4"/>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éfinition" style:family="paragraph" style:parent-style-name="cadre" style:master-page-name="">
      <style:paragraph-properties fo:margin-top="0.199cm" fo:margin-bottom="0cm" style:contextual-spacing="false" style:page-number="auto" fo:padding="0.25cm" fo:border="none"/>
      <style:text-properties fo:color="#77021d" loext:opacity="100%" style:text-underline-style="solid" style:text-underline-width="auto" style:text-underline-color="font-color" fo:font-weight="bold" officeooo:rsid="001b1d52"/>
    </style:style>
    <style:style style:name="test" style:family="paragraph" style:parent-style-name="Heading_20_1" style:default-outline-level="" style:list-style-name="">
      <style:text-properties style:text-underline-style="solid" style:text-underline-width="auto" style:text-underline-color="font-color"/>
    </style:style>
    <style:style style:name="exemple" style:family="paragraph" style:parent-style-name="Text_20_body">
      <style:paragraph-properties fo:margin-top="0.199cm" fo:margin-bottom="0cm" style:contextual-spacing="false">
        <style:tab-stops/>
      </style:paragraph-properties>
      <style:text-properties style:text-underline-style="solid" style:text-underline-width="auto" style:text-underline-color="font-color" fo:font-weight="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I">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3%." style:num-prefix=" " style:num-suffix="." style:num-format="i">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4%)" style:num-prefix=" " style:num-suffix=")" style:num-format="a">
        <style:list-level-properties text:list-level-position-and-space-mode="label-alignment">
          <style:list-level-label-alignment text:label-followed-by="listtab" text:list-tab-stop-position="2.80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3.501cm" fo:text-indent="-0.7cm" fo:margin-left="4.131cm"/>
        </style:list-level-properties>
        <style:text-properties style:font-name="Star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2cm" fo:text-indent="-0.7cm" fo:margin-left="4.83cm"/>
        </style:list-level-properties>
        <style:text-properties style:font-name="Star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4.9cm" fo:text-indent="-0.7cm" fo:margin-left="5.53cm"/>
        </style:list-level-properties>
        <style:text-properties style:font-name="Star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6cm" fo:text-indent="-0.7cm" fo:margin-left="6.23cm"/>
        </style:list-level-properties>
        <style:text-properties style:font-name="Star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01cm" fo:text-indent="-0.7cm" fo:margin-left="6.93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001cm" fo:text-indent="-0.7cm" fo:margin-left="7.631cm"/>
        </style:list-level-properties>
        <style:text-properties style:font-name="StarSymbol"/>
      </text:list-level-style-bullet>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5T09:59:41.373236397</meta:creation-date>
    <meta:editing-duration>PT30M3S</meta:editing-duration>
    <meta:editing-cycles>10</meta:editing-cycles>
    <meta:generator>LibreOffice/7.3.7.2$Linux_X86_64 LibreOffice_project/30$Build-2</meta:generator>
    <dc:title>Rapport_projet</dc:title>
    <dc:date>2024-06-06T14:54:10.944966440</dc:date>
    <meta:document-statistic meta:table-count="0" meta:image-count="0" meta:object-count="0" meta:page-count="2" meta:paragraph-count="21" meta:word-count="317" meta:character-count="1958" meta:non-whitespace-character-count="1665"/>
    <meta:template xlink:type="simple" xlink:actuate="onRequest" xlink:title="Rapport_projet" xlink:href="../../../../../../../.config/libreoffice/4/user/template/Rapport_projet.ott" meta:date="2024-06-05T09:59:39.925517156"/>
  </office:meta>
</office:document-meta>
</file>